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4920" officeooo:paragraph-rsid="00114920"/>
    </style:style>
    <style:style style:name="P2" style:family="paragraph" style:parent-style-name="Standard">
      <style:text-properties officeooo:rsid="00116f45" officeooo:paragraph-rsid="00116f45"/>
    </style:style>
    <style:style style:name="T1" style:family="text">
      <style:text-properties officeooo:rsid="00116f45"/>
    </style:style>
    <style:style style:name="T2" style:family="text">
      <style:text-properties officeooo:rsid="00132e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Dear editor,</text:p>
      <text:p text:style-name="P1"/>
      <text:p text:style-name="P1">We would like to submit our manuscript “Measuring the double-drift illusion with hand tracking” for publication in Journal of Vision.</text:p>
      <text:p text:style-name="P1"/>
      <text:p text:style-name="P1"><text:span text:style-name="T1">Summary: </text:span>The double-drift illusion accumulates fairly large and long-duration offsets between real and perceived position of a moving and phase-changing gabor. It informs us on how the brain integrates motion information into the perceived position of (moving) objects. Up until recently this was done with point estimates after the offset of the stimulus, with one exception. Here, we use full manual tracking of the <text:span text:style-name="T1">perceived</text:span> position to study how the illusion develops <text:span text:style-name="T1">in 2 experiments</text:span>. <text:span text:style-name="T1">First</text:span> we show this <text:span text:style-name="T1">method</text:span> is feasible, <text:span text:style-name="T1">and then we</text:span> use <text:span text:style-name="T1">it</text:span> to compare two predictions o<text:span text:style-name="T1">n</text:span> why the illusion stops accumulating and our data indicate that there appears to be some maximum spatial offset between the real and perceived location of the stimulus.</text:p>
      <text:p text:style-name="P1"/>
      <text:p text:style-name="P2">Authors, <text:span text:style-name="T2">with job titles and institutions</text:span>:</text:p>
      <text:p text:style-name="P2"/>
      <text:p text:style-name="P2">Bernard Marius ’t Hart; <text:span text:style-name="T2">research associate at York University, Toronto, Canada</text:span></text:p>
      <text:p text:style-name="P2">Denise Y.P. Henriques; <text:span text:style-name="T2">professor at York University, Toronto, Canada</text:span></text:p>
      <text:p text:style-name="P2">Patrick Cavanagh; <text:span text:style-name="T2">professor at York University, Toronto, Canada; professor at Dartmouth Univeristy, Dartmouth, United St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us </meta:initial-creator>
    <meta:creation-date>2021-03-03T14:02:09.069964386</meta:creation-date>
    <dc:date>2021-03-03T14:29:15.578535661</dc:date>
    <dc:creator>Marius </dc:creator>
    <meta:editing-duration>PT3M26S</meta:editing-duration>
    <meta:editing-cycles>2</meta:editing-cycles>
    <meta:generator>LibreOffice/6.0.7.3$Linux_X86_64 LibreOffice_project/00m0$Build-3</meta:generator>
    <meta:document-statistic meta:table-count="0" meta:image-count="0" meta:object-count="0" meta:page-count="1" meta:paragraph-count="7" meta:word-count="182" meta:character-count="1202" meta:non-whitespace-character-count="1027"/>
  </office:meta>
</office:document-meta>
</file>